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23-06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7088" calcext:value-type="float">
            <text:p>24.70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22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22-07-2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0784" calcext:value-type="float">
            <text:p>24.56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22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93728" calcext:value-type="float">
            <text:p>24.49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22-06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21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5232" calcext:value-type="float">
            <text:p>24.33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4684" calcext:value-type="float">
            <text:p>24.24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21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4168" calcext:value-type="float">
            <text:p>24.2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21-06-2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21-06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9444" calcext:value-type="float">
            <text:p>24.09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15776" calcext:value-type="float">
            <text:p>24.11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71808" calcext:value-type="float">
            <text:p>24.37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45544" calcext:value-type="float">
            <text:p>24.54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6876" calcext:value-type="float">
            <text:p>24.36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9616" calcext:value-type="float">
            <text:p>24.35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126" calcext:value-type="float">
            <text:p>24.61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5936" calcext:value-type="float">
            <text:p>25.3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7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3828" calcext:value-type="float">
            <text:p>24.33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256" calcext:value-type="float">
            <text:p>24.2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5352" calcext:value-type="float">
            <text:p>24.3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872" calcext:value-type="float">
            <text:p>24.0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4016" calcext:value-type="float">
            <text:p>24.1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0404" calcext:value-type="float">
            <text:p>24.70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4976" calcext:value-type="float">
            <text:p>24.7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64" calcext:value-type="float">
            <text:p>24.5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412" calcext:value-type="float">
            <text:p>24.8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248" calcext:value-type="float">
            <text:p>24.9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3264" calcext:value-type="float">
            <text:p>24.9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408" calcext:value-type="float">
            <text:p>25.0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8692" calcext:value-type="float">
            <text:p>24.88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8024" calcext:value-type="float">
            <text:p>24.7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0216" calcext:value-type="float">
            <text:p>24.9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3452" calcext:value-type="float">
            <text:p>24.73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6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7544" calcext:value-type="float">
            <text:p>24.4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688" calcext:value-type="float">
            <text:p>24.5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0592" calcext:value-type="float">
            <text:p>24.5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1448" calcext:value-type="float">
            <text:p>24.4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4" calcext:value-type="float">
            <text:p>24.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0968" calcext:value-type="float">
            <text:p>24.1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92" calcext:value-type="float">
            <text:p>24.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584" calcext:value-type="float">
            <text:p>23.8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9152" calcext:value-type="float">
            <text:p>23.5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056" calcext:value-type="float">
            <text:p>23.5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0008" calcext:value-type="float">
            <text:p>23.5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4768" calcext:value-type="float">
            <text:p>23.3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1532" calcext:value-type="float">
            <text:p>23.51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912" calcext:value-type="float">
            <text:p>23.4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924100460601</text:p>
          </table:table-cell>
          <table:table-cell office:value-type="string" calcext:value-type="string">
            <text:p>200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7816" calcext:value-type="float">
            <text:p>23.3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51" meta:object-count="0"/>
    <meta:user-defined meta:name="AppVersion">3.0</meta:user-defined>
  </office:meta>
</office:document-meta>
</file>